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B7AC104A956DCC9.png" manifest:media-type="image/png"/>
  <manifest:file-entry manifest:full-path="Pictures/10000200000000AB000000ABD197A3B86ECE512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41c"/>
    </style:style>
    <style:style style:name="P2" style:family="paragraph" style:parent-style-name="Standard">
      <style:paragraph-properties fo:text-align="start" style:justify-single-word="false"/>
      <style:text-properties officeooo:paragraph-rsid="001c641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641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officeooo:rsid="00180330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style:font-name="Liberation Serif"/>
    </style:style>
    <style:style style:name="T7" style:family="text">
      <style:text-properties officeooo:rsid="0019d719"/>
    </style:style>
    <style:style style:name="T8" style:family="text">
      <style:text-properties officeooo:rsid="001dad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1237449981467648492" text:style-name="L1">
        <text:list-item>
          <text:p text:style-name="P3">A man pushes a <text:span text:style-name="T8">6</text:span>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347946453127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348080883168" text:continue-numbering="true" text:style-name="L1">
        <text:list-item>
          <text:p text:style-name="P3">You are pull<text:span text:style-name="T3">ing</text:span> a <text:span text:style-name="T8">7</text:span> kg mass with a force of 1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347807291495" text:continue-numbering="true" text:style-name="L1">
        <text:list-item>
          <text:p text:style-name="P3">You are designing a bulldozer for the moon, and estimate the coefficient of friction for pushing lunar soil across the moon's surface to be 0.<text:span text:style-name="T8">6</text:span>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347902245824" text:continue-numbering="true" text:style-name="L1">
        <text:list-item>
          <text:p text:style-name="P3">A 5 kg box is sliding across the floor with a velocity of <text:span text:style-name="T8">2</text:span> m/s. <text:s/><text:span text:style-name="T4">m</text:span><text:span text:style-name="T5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5347380458135" text:continue-numbering="true" text:style-name="L1">
        <text:list-item>
          <text:p text:style-name="P3"><text:soft-page-break/>A 700 kg car is coasting down a <text:span text:style-name="T8">5</text:span>5<text:span text:style-name="T6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205347233137588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205347167122991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205346957165764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205348413522839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347479559158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205346992023032" text:continue-numbering="true" text:style-name="L1">
        <text:list-item>
          <text:p text:style-name="P3">In the sport of curling, a stone is slid across a 46-meter long ice lane. <text:s/>The coefficient of kinetic friction between the ice and the rock is 0.0<text:span text:style-name="T8">2</text:span>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347877703281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205346842320764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205346593286770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D197A3B86ECE5125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BB7AC104A956DCC9.png" xlink:type="simple" xlink:show="embed" xlink:actuate="onLoad"/></draw:frame> <text:s text:c="20"/>Name:<text:tab/><text:tab/><text:date style:data-style-name="N37" text:date-value="2016-08-29T20:53:46.18641641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7:55.523767915</meta:creation-date>
    <meta:editing-duration>PT4M7S</meta:editing-duration>
    <meta:editing-cycles>5</meta:editing-cycles>
    <meta:generator>LibreOffice/5.0.6.2$Linux_X86_64 LibreOffice_project/00$Build-2</meta:generator>
    <dc:date>2016-08-29T20:53:46.161270559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